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9271in"/>
    </style:style>
    <style:style style:name="Таблица1.B" style:family="table-column">
      <style:table-column-properties style:column-width="4.7708in"/>
    </style:style>
    <style:style style:name="Таблица1.A1" style:family="table-cell">
      <style:table-cell-properties fo:background-color="#eeeeee" fo:padding="0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in" fo:border="0.05pt solid #000000">
        <style:background-image/>
      </style:table-cell-properties>
    </style:style>
    <style:style style:name="Таблица1.A2" style:family="table-cell">
      <style:table-cell-properties fo:padding="0in" fo:border-left="0.05pt solid #000000" fo:border-right="none" fo:border-top="none" fo:border-bottom="0.05pt solid #000000"/>
    </style:style>
    <style:style style:name="Таблица1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in" fo:border-left="0.05pt solid #000000" fo:border-right="none" fo:border-top="none" fo:border-bottom="0.05pt solid #000000"/>
    </style:style>
    <style:style style:name="Таблица1.B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in" fo:border-left="0.05pt solid #000000" fo:border-right="none" fo:border-top="none" fo:border-bottom="0.05pt solid #000000"/>
    </style:style>
    <style:style style:name="Таблица1.B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in" fo:border-left="0.05pt solid #000000" fo:border-right="none" fo:border-top="none" fo:border-bottom="0.05pt solid #000000"/>
    </style:style>
    <style:style style:name="Таблица1.B5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in" fo:border-left="0.05pt solid #000000" fo:border-right="none" fo:border-top="none" fo:border-bottom="0.05pt solid #000000"/>
    </style:style>
    <style:style style:name="Таблица1.B6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in" fo:border-left="0.05pt solid #000000" fo:border-right="none" fo:border-top="none" fo:border-bottom="0.05pt solid #000000"/>
    </style:style>
    <style:style style:name="Таблица1.B7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in" fo:border-left="0.05pt solid #000000" fo:border-right="none" fo:border-top="none" fo:border-bottom="0.05pt solid #000000"/>
    </style:style>
    <style:style style:name="Таблица1.B8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in" fo:border-left="0.05pt solid #000000" fo:border-right="none" fo:border-top="none" fo:border-bottom="0.05pt solid #000000"/>
    </style:style>
    <style:style style:name="Таблица1.B9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in" fo:border-left="0.05pt solid #000000" fo:border-right="none" fo:border-top="none" fo:border-bottom="0.05pt solid #000000"/>
    </style:style>
    <style:style style:name="Таблица1.B10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in" fo:border-left="0.05pt solid #000000" fo:border-right="none" fo:border-top="none" fo:border-bottom="0.05pt solid #000000"/>
    </style:style>
    <style:style style:name="Таблица1.B11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in" fo:border-left="0.05pt solid #000000" fo:border-right="none" fo:border-top="none" fo:border-bottom="0.05pt solid #000000"/>
    </style:style>
    <style:style style:name="Таблица1.B1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in" fo:border-left="0.05pt solid #000000" fo:border-right="none" fo:border-top="none" fo:border-bottom="0.05pt solid #000000"/>
    </style:style>
    <style:style style:name="Таблица1.B1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in" fo:border-left="0.05pt solid #000000" fo:border-right="none" fo:border-top="none" fo:border-bottom="0.05pt solid #000000"/>
    </style:style>
    <style:style style:name="Таблица1.B1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in" fo:border-left="0.05pt solid #000000" fo:border-right="none" fo:border-top="none" fo:border-bottom="0.05pt solid #000000"/>
    </style:style>
    <style:style style:name="Таблица1.B15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in" fo:border-left="0.05pt solid #000000" fo:border-right="none" fo:border-top="none" fo:border-bottom="0.05pt solid #000000"/>
    </style:style>
    <style:style style:name="Таблица1.B16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in" fo:border-left="0.05pt solid #000000" fo:border-right="none" fo:border-top="none" fo:border-bottom="0.05pt solid #000000"/>
    </style:style>
    <style:style style:name="Таблица1.B17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" style:family="table">
      <style:table-properties style:width="6.6979in" fo:margin-left="0in" table:align="left"/>
    </style:style>
    <style:style style:name="Таблица2.A" style:family="table-column">
      <style:table-column-properties style:column-width="1.9271in"/>
    </style:style>
    <style:style style:name="Таблица2.B" style:family="table-column">
      <style:table-column-properties style:column-width="4.7708in"/>
    </style:style>
    <style:style style:name="Таблица2.A1" style:family="table-cell">
      <style:table-cell-properties fo:padding="0in" fo:border="0.05pt solid #000000"/>
    </style:style>
    <style:style style:name="Таблица2.A2" style:family="table-cell">
      <style:table-cell-properties fo:padding="0in" fo:border-left="0.05pt solid #000000" fo:border-right="none" fo:border-top="none" fo:border-bottom="0.05pt solid #000000"/>
    </style:style>
    <style:style style:name="Таблица2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9271in"/>
    </style:style>
    <style:style style:name="Таблица3.B" style:family="table-column">
      <style:table-column-properties style:column-width="4.7708in"/>
    </style:style>
    <style:style style:name="Таблица3.A1" style:family="table-cell">
      <style:table-cell-properties fo:padding="0in" fo:border="0.05pt solid #000000"/>
    </style:style>
    <style:style style:name="Таблица3.A2" style:family="table-cell">
      <style:table-cell-properties fo:padding="0in" fo:border-left="0.05pt solid #000000" fo:border-right="none" fo:border-top="none" fo:border-bottom="0.05pt solid #000000"/>
    </style:style>
    <style:style style:name="Таблица3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4" style:family="table">
      <style:table-properties style:width="6.6979in" fo:margin-left="0in" table:align="left"/>
    </style:style>
    <style:style style:name="Таблица4.A" style:family="table-column">
      <style:table-column-properties style:column-width="1.9271in"/>
    </style:style>
    <style:style style:name="Таблица4.B" style:family="table-column">
      <style:table-column-properties style:column-width="4.7708in"/>
    </style:style>
    <style:style style:name="Таблица4.A1" style:family="table-cell">
      <style:table-cell-properties fo:padding="0in" fo:border="0.05pt solid #000000"/>
    </style:style>
    <style:style style:name="Таблица4.A2" style:family="table-cell">
      <style:table-cell-properties fo:padding="0in" fo:border-left="0.05pt solid #000000" fo:border-right="none" fo:border-top="none" fo:border-bottom="0.05pt solid #000000"/>
    </style:style>
    <style:style style:name="Таблица4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5" style:family="table">
      <style:table-properties style:width="6.6979in" fo:margin-left="0in" table:align="left"/>
    </style:style>
    <style:style style:name="Таблица5.A" style:family="table-column">
      <style:table-column-properties style:column-width="1.9271in"/>
    </style:style>
    <style:style style:name="Таблица5.B" style:family="table-column">
      <style:table-column-properties style:column-width="4.7708in"/>
    </style:style>
    <style:style style:name="Таблица5.A1" style:family="table-cell">
      <style:table-cell-properties fo:padding="0in" fo:border="0.05pt solid #000000"/>
    </style:style>
    <style:style style:name="Таблица5.A2" style:family="table-cell">
      <style:table-cell-properties fo:padding="0in" fo:border-left="0.05pt solid #000000" fo:border-right="none" fo:border-top="none" fo:border-bottom="0.05pt solid #000000"/>
    </style:style>
    <style:style style:name="Таблица5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" style:family="table">
      <style:table-properties style:width="6.6979in" fo:margin-left="0in" table:align="left"/>
    </style:style>
    <style:style style:name="Таблица6.A" style:family="table-column">
      <style:table-column-properties style:column-width="1.9271in"/>
    </style:style>
    <style:style style:name="Таблица6.B" style:family="table-column">
      <style:table-column-properties style:column-width="4.7708in"/>
    </style:style>
    <style:style style:name="Таблица6.A1" style:family="table-cell">
      <style:table-cell-properties fo:padding="0in" fo:border="0.05pt solid #000000"/>
    </style:style>
    <style:style style:name="Таблица6.A2" style:family="table-cell">
      <style:table-cell-properties fo:padding="0in" fo:border-left="0.05pt solid #000000" fo:border-right="none" fo:border-top="none" fo:border-bottom="0.05pt solid #000000"/>
    </style:style>
    <style:style style:name="Таблица6.B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0dc94" officeooo:paragraph-rsid="00206862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236cbd" officeooo:paragraph-rsid="00236cbd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weight="bold" officeooo:rsid="000d993f" officeooo:paragraph-rsid="0083f856" style:font-weight-asian="bold" style:font-weight-complex="bold"/>
    </style:style>
    <style:style style:name="P6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206862" officeooo:paragraph-rsid="00206862"/>
    </style:style>
    <style:style style:name="P6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7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2.3957in"/>
        </style:tab-stops>
      </style:paragraph-properties>
      <style:text-properties officeooo:paragraph-rsid="004062b1"/>
    </style:style>
    <style:style style:name="P71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72" style:family="paragraph" style:parent-style-name="Text_20_body">
      <style:paragraph-properties fo:margin-left="0.0398in" fo:margin-right="0in" fo:margin-top="0in" fo:margin-bottom="0in" style:contextual-spacing="false" fo:text-indent="0in" style:auto-text-indent="false"/>
      <style:text-properties fo:font-size="12pt" officeooo:rsid="0061f44e" officeooo:paragraph-rsid="001f5ed4" style:font-size-asian="12pt" style:font-size-complex="12pt"/>
    </style:style>
    <style:style style:name="P73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paragraph-rsid="001d19cc" style:font-size-asian="18pt" style:font-size-complex="18pt"/>
    </style:style>
    <style:style style:name="P74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7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80" style:family="paragraph" style:parent-style-name="Standard" style:list-style-name="L2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81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2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language="en" fo:country="US" officeooo:rsid="00377161" officeooo:paragraph-rsid="00236cbd"/>
    </style:style>
    <style:style style:name="P83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236cbd"/>
    </style:style>
    <style:style style:name="P84" style:family="paragraph" style:parent-style-name="Field_5f_type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9556d0"/>
    </style:style>
    <style:style style:name="T18" style:family="text">
      <style:text-properties fo:language="ru" fo:country="RU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9556d0" style:font-size-asian="12pt" style:font-size-complex="12pt"/>
    </style:style>
    <style:style style:name="T21" style:family="text">
      <style:text-properties fo:font-size="12pt" fo:language="en" fo:country="US" officeooo:rsid="014c4d9b" style:font-size-asian="12pt" style:font-size-complex="12pt"/>
    </style:style>
    <style:style style:name="T2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3" style:family="text">
      <style:text-properties fo:color="#00cc00" fo:font-size="12pt" officeooo:rsid="003d3901" style:font-size-asian="12pt" style:font-size-complex="12pt"/>
    </style:style>
    <style:style style:name="T24" style:family="text">
      <style:text-properties officeooo:rsid="00e89e27"/>
    </style:style>
    <style:style style:name="T25" style:family="text">
      <style:text-properties officeooo:rsid="00b2cfc8"/>
    </style:style>
    <style:style style:name="T26" style:family="text">
      <style:text-properties officeooo:rsid="00261894"/>
    </style:style>
    <style:style style:name="T27" style:family="text">
      <style:text-properties officeooo:rsid="002f01d8"/>
    </style:style>
    <style:style style:name="T28" style:family="text">
      <style:text-properties officeooo:rsid="0031573c"/>
    </style:style>
    <style:style style:name="T29" style:family="text">
      <style:text-properties officeooo:rsid="00348b8a"/>
    </style:style>
    <style:style style:name="T30" style:family="text">
      <style:text-properties officeooo:rsid="0035c8fd"/>
    </style:style>
    <style:style style:name="T31" style:family="text">
      <style:text-properties officeooo:rsid="0041e5ea"/>
    </style:style>
    <style:style style:name="T32" style:family="text">
      <style:text-properties officeooo:rsid="004742ab"/>
    </style:style>
    <style:style style:name="T33" style:family="text">
      <style:text-properties officeooo:rsid="004b6d66"/>
    </style:style>
    <style:style style:name="T34" style:family="text">
      <style:text-properties officeooo:rsid="004baaa6"/>
    </style:style>
    <style:style style:name="T35" style:family="text">
      <style:text-properties officeooo:rsid="00500a98"/>
    </style:style>
    <style:style style:name="T36" style:family="text">
      <style:text-properties officeooo:rsid="00526daa"/>
    </style:style>
    <style:style style:name="T37" style:family="text">
      <style:text-properties officeooo:rsid="0054a194"/>
    </style:style>
    <style:style style:name="T38" style:family="text">
      <style:text-properties officeooo:rsid="006dcca8"/>
    </style:style>
    <style:style style:name="T39" style:family="text">
      <style:text-properties officeooo:rsid="00702626"/>
    </style:style>
    <style:style style:name="T40" style:family="text">
      <style:text-properties officeooo:rsid="00745554"/>
    </style:style>
    <style:style style:name="T41" style:family="text">
      <style:text-properties style:use-window-font-color="true"/>
    </style:style>
    <style:style style:name="T42" style:family="text">
      <style:text-properties officeooo:rsid="007b3abb"/>
    </style:style>
    <style:style style:name="T43" style:family="text">
      <style:text-properties officeooo:rsid="007bd704"/>
    </style:style>
    <style:style style:name="T44" style:family="text">
      <style:text-properties officeooo:rsid="007d4ecf"/>
    </style:style>
    <style:style style:name="T45" style:family="text">
      <style:text-properties officeooo:rsid="00840481"/>
    </style:style>
    <style:style style:name="T46" style:family="text">
      <style:text-properties officeooo:rsid="008602ed"/>
    </style:style>
    <style:style style:name="T47" style:family="text">
      <style:text-properties officeooo:rsid="008c0d99"/>
    </style:style>
    <style:style style:name="T48" style:family="text">
      <style:text-properties officeooo:rsid="008d75e2"/>
    </style:style>
    <style:style style:name="T49" style:family="text">
      <style:text-properties officeooo:rsid="008e73d3"/>
    </style:style>
    <style:style style:name="T50" style:family="text">
      <style:text-properties officeooo:rsid="008edfca"/>
    </style:style>
    <style:style style:name="T51" style:family="text">
      <style:text-properties officeooo:rsid="008f5356"/>
    </style:style>
    <style:style style:name="T52" style:family="text">
      <style:text-properties officeooo:rsid="008f79a0"/>
    </style:style>
    <style:style style:name="T53" style:family="text">
      <style:text-properties officeooo:rsid="00903d07"/>
    </style:style>
    <style:style style:name="T54" style:family="text">
      <style:text-properties officeooo:rsid="0090703e"/>
    </style:style>
    <style:style style:name="T55" style:family="text">
      <style:text-properties officeooo:rsid="0090e5c5"/>
    </style:style>
    <style:style style:name="T56" style:family="text">
      <style:text-properties officeooo:rsid="0092cbe3"/>
    </style:style>
    <style:style style:name="T57" style:family="text">
      <style:text-properties officeooo:rsid="009556d0"/>
    </style:style>
    <style:style style:name="T58" style:family="text">
      <style:text-properties officeooo:rsid="00971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3">The </text:span><text:span text:style-name="T4">SMBX</text:span><text:span text:style-name="T16">64</text:span><text:span text:style-name="T4"> *.</text:span><text:span text:style-name="T5">WL</text:span><text:span text:style-name="T14">D</text:span><text:span text:style-name="T1"> </text:span><text:span text:style-name="T3">file</text:span><text:span text:style-name="T2"> description</text:span></text:p>
      <text:p text:style-name="P71"><text:span text:style-name="T17">Probed</text:span><text:span text:style-name="T2"> by Wohlstand </text:span><text:span text:style-name="T1">02/</text:span><text:span text:style-name="T6">16</text:span><text:span text:style-name="T1">/2014<text:line-break/></text:span></text:p>
      <text:p text:style-name="P72"><text:span text:style-name="T1"><text:tab/>This is a </text:span><text:span text:style-name="T9">world map</text:span><text:span text:style-name="T1"> </text:span><text:span text:style-name="T9">and episode settings </text:span><text:span text:style-name="T1">cod</text:span><text:span text:style-name="T17">ing</text:span><text:span text:style-name="T1"> file. </text:span><text:span text:style-name="T17">The file is saved in a </text:span><text:span text:style-name="T7">text </text:span><text:span text:style-name="T8">format</text:span><text:span text:style-name="T7">.</text:span></text:p>
      <text:p text:style-name="P1">All parameters are written line by line without <text:span text:style-name="T57">any</text:span> blank lines.</text:p>
      <text:p text:style-name="P1"/>
      <text:p text:style-name="P2"><text:span text:style-name="Descr_5f_ttl2">Introduction</text:span></text:p>
      <text:p text:style-name="P9"><text:span text:style-name="T57">Standard</text:span> parameters<text:span text:style-name="T18">:</text:span></text:p>
      <text:p text:style-name="P68">Max world size:<text:tab/>10000x10000 tiles</text:p>
      <text:p text:style-name="P68">Size of one tile<text:span text:style-name="T18">:<text:tab/></text:span><text:span text:style-name="T10">32x32 pixel</text:span></text:p>
      <text:p text:style-name="P10"/>
      <text:p text:style-name="P67"><text:span text:style-name="T10">L</text:span><text:span text:style-name="T1">imits:</text:span></text:p>
      <text:p text:style-name="P11">Tiles:<text:tab/>20000</text:p>
      <text:p text:style-name="P11">Paths:<text:tab/>2000</text:p>
      <text:p text:style-name="P11">Music-Boxes:<text:tab/>1000</text:p>
      <text:p text:style-name="P12"><text:span text:style-name="T57">Scenery</text:span>:<text:tab/>5000</text:p>
      <text:p text:style-name="P13">Levels:<text:tab/>400</text:p>
      <text:p text:style-name="P14"><text:span text:style-name="Descr_5f_ttl2"/></text:p>
      <text:p text:style-name="P14"><text:span text:style-name="Descr_5f_ttl2">File Format Specification</text:span></text:p>
      <text:p text:style-name="P4"><text:span text:style-name="Descr_5f_ttl2"/></text:p>
      <text:p text:style-name="P5">Structure:</text:p>
      <text:list xml:id="list5906445733811477888" text:style-name="L1">
        <text:list-item>
          <text:p text:style-name="P78">[Header]</text:p>
        </text:list-item>
        <text:list-item>
          <text:p text:style-name="P78">[Tiles]</text:p>
        </text:list-item>
        <text:list-item>
          <text:p text:style-name="P78">“next”</text:p>
        </text:list-item>
        <text:list-item>
          <text:p text:style-name="P78">[Scenery]</text:p>
        </text:list-item>
        <text:list-item>
          <text:p text:style-name="P78">“next”</text:p>
        </text:list-item>
        <text:list-item>
          <text:p text:style-name="P78">[Paths]</text:p>
        </text:list-item>
        <text:list-item>
          <text:p text:style-name="P78">“next”</text:p>
        </text:list-item>
        <text:list-item>
          <text:p text:style-name="P78">[Level <text:span text:style-name="T40">points</text:span>]</text:p>
        </text:list-item>
        <text:list-item>
          <text:p text:style-name="P78">“next”</text:p>
        </text:list-item>
        <text:list-item>
          <text:p text:style-name="P78">[<text:span text:style-name="T45">Music-Boxes</text:span>]</text:p>
        </text:list-item>
        <text:list-item>
          <text:p text:style-name="P78">“<text:span text:style-name="T39">next”</text:span></text:p>
        </text:list-item>
      </text:list>
      <text:p text:style-name="P7"/>
      <text:p text:style-name="P3">The reference designations:</text:p>
      <text:list xml:id="list2185433687764497350" text:style-name="L2">
        <text:list-item>
          <text:p text:style-name="P79"><text:span text:style-name="T57">standard</text:span> parameter</text:p>
        </text:list-item>
        <text:list-item>
          <text:p text:style-name="P81">Comment title</text:p>
        </text:list-item>
        <text:list-item>
          <text:p text:style-name="P82"><text:span text:style-name="Descr"><text:span text:style-name="T19">Comment description</text:span></text:span></text:p>
        </text:list-item>
        <text:list-item>
          <text:p text:style-name="P82"><text:span text:style-name="Descr"><text:span text:style-name="T22">loop</text:span></text:span></text:p>
        </text:list-item>
        <text:list-item>
          <text:p text:style-name="P82"><text:span text:style-name="Descr"><text:span text:style-name="T23">variable<text:tab/></text:span></text:span></text:p>
        </text:list-item>
        <text:list-item>
          <text:p text:style-name="P83"><text:span text:style-name="Descr_5f_special"><text:span text:style-name="T19">Special option, us</text:span></text:span><text:span text:style-name="Descr_5f_special"><text:span text:style-name="T20">ed</text:span></text:span><text:span text:style-name="Descr_5f_special"><text:span text:style-name="T19"> only under special conditions, differently is absent</text:span></text:span></text:p>
        </text:list-item>
        <text:list-item>
          <text:p text:style-name="P80"><text:span text:style-name="Descr_5f_FileFormatLimit">File format version limit</text:span></text:p>
        </text:list-item>
        <text:list-item>
          <text:p text:style-name="P84"><text:span text:style-name="Descr_5f_dtype">Data type</text:span></text:p>
        </text:list-item>
      </text:list>
      <text:p text:style-name="P8"><text:span text:style-name="Descr_5f_FileFormatLimit"/></text:p>
      <text:p text:style-name="P75"/>
      <text:p text:style-name="P69">--<text:span text:style-name="T24">File format description</text:span>--</text:p>
      <text:p text:style-name="P15">First <text:span text:style-name="T26">16</text:span>th lines <text:span text:style-name="T25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>Parameter</text:p>
          </table:table-cell>
          <table:table-cell table:style-name="Таблица1.B1" office:value-type="string">
            <text:p text:style-name="P66">Description</text:p>
          </table:table-cell>
        </table:table-row>
        <table:table-row>
          <table:table-cell table:style-name="Таблица1.A2" office:value-type="string">
            <text:p text:style-name="P17">64</text:p>
          </table:table-cell>
          <table:table-cell table:style-name="Таблица1.B2" office:value-type="string">
            <text:p text:style-name="P17"><text:span text:style-name="Descr_5f_dtype"><text:span text:style-name="T48">(unsigned </text:span></text:span><text:span text:style-name="Descr_5f_dtype">int</text:span><text:span text:style-name="Descr_5f_dtype"><text:span text:style-name="T48">)</text:span></text:span><text:span text:style-name="Descr"><text:span text:style-name="T47"> File format version (Last in SMBX is </text:span></text:span><text:span text:style-name="Descr">64</text:span><text:span text:style-name="Descr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6">"TheWorld"</text:p>
          </table:table-cell>
          <table:table-cell table:style-name="Таблица1.B3" office:value-type="string">
            <text:p text:style-name="P16"><text:span text:style-name="Descr_5f_dtype">(string)</text:span><text:span text:style-name="Descr"><text:span text:style-name="T49"> </text:span></text:span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4" office:value-type="string">
            <text:p text:style-name="P16"><text:span text:style-name="Descr_5f_dtype">(bool)</text:span><text:span text:style-name="Descr"><text:span text:style-name="T50"> </text:span></text:span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5" office:value-type="string">
            <text:p text:style-name="P23"><text:span text:style-name="Descr_5f_dtype">(bool)</text:span><text:span text:style-name="Descr"><text:span text:style-name="T50"> </text:span></text:span><text:span text:style-name="Descr">Don't use Luigi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19">#FALSE#</text:p>
          </table:table-cell>
          <table:table-cell table:style-name="Таблица1.B6" office:value-type="string">
            <text:p text:style-name="P23"><text:span text:style-name="Descr_5f_dtype">(bool)</text:span><text:span text:style-name="Descr"><text:span text:style-name="T50"> </text:span></text:span><text:span text:style-name="Descr">Don't use Peach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7" office:value-type="string">
            <text:p text:style-name="P23"><text:span text:style-name="Descr_5f_dtype">(bool)</text:span><text:span text:style-name="Descr"><text:span text:style-name="T50"> </text:span></text:span><text:span text:style-name="Descr">Don't use Toad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8" office:value-type="string">
            <text:p text:style-name="P23"><text:span text:style-name="Descr_5f_dtype">(bool)</text:span><text:span text:style-name="Descr"><text:span text:style-name="T50"> </text:span></text:span><text:span text:style-name="Descr">Don't use Link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16">"test-level1.lvl"</text:p>
          </table:table-cell>
          <table:table-cell table:style-name="Таблица1.B9" office:value-type="string">
            <text:p text:style-name="P25"><text:span text:style-name="Descr_5f_dtype">(string)</text:span><text:span text:style-name="Descr"><text:span text:style-name="T50"> </text:span></text:span><text:span text:style-name="Descr">Auto</text:span><text:span text:style-name="Descr"><text:span text:style-name="T31"> s</text:span></text:span><text:span text:style-name="Descr">tart level file name<text:tab/>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0" office:value-type="string">
            <text:p text:style-name="P25"><text:span text:style-name="Descr_5f_dtype">(bool)</text:span><text:span text:style-name="Descr"><text:span text:style-name="T50"> </text:span></text:span><text:span text:style-name="Descr">Don't use world map in this episode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1" office:value-type="string">
            <text:p text:style-name="P25"><text:span text:style-name="Descr_5f_dtype">(bool)</text:span><text:span text:style-name="Descr"><text:span text:style-name="T50"> </text:span></text:span><text:span text:style-name="Descr">Restart last level on player's character death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15</text:p>
          </table:table-cell>
          <table:table-cell table:style-name="Таблица1.B12" office:value-type="string">
            <text:p text:style-name="P24"><text:span text:style-name="Descr_5f_dtype">(unsigned int)</text:span><text:span text:style-name="Descr"><text:span text:style-name="T50"> </text:span></text:span><text:span text:style-name="Descr">Number of stars<text:tab/><text:tab/></text:span><text:span text:style-name="Descr_5f_FileFormatLimit"><text:span text:style-name="T41">(&gt;=</text:span></text:span><text:span text:style-name="Descr_5f_FileFormatLimit"><text:span text:style-name="T42">2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"Author 1"</text:p>
          </table:table-cell>
          <table:table-cell table:style-name="Таблица1.B13" office:value-type="string">
            <text:p text:style-name="P25"><text:span text:style-name="Descr_5f_dtype">(string)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2"</text:p>
          </table:table-cell>
          <table:table-cell table:style-name="Таблица1.B14" office:value-type="string">
            <text:p text:style-name="P26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3"</text:p>
          </table:table-cell>
          <table:table-cell table:style-name="Таблица1.B15" office:value-type="string">
            <text:p text:style-name="P26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4"</text:p>
          </table:table-cell>
          <table:table-cell table:style-name="Таблица1.B16" office:value-type="string">
            <text:p text:style-name="P26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7" office:value-type="string">
            <text:p text:style-name="P18">"Author 5"</text:p>
          </table:table-cell>
          <table:table-cell table:style-name="Таблица1.B17" office:value-type="string">
            <text:p text:style-name="P26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</table:table>
      <text:p text:style-name="P18"><text:span text:style-name="Descr"/></text:p>
      <text:p text:style-name="P27"><text:span text:style-name="Descr_5f_ttl">Tiles </text:span><text:span text:style-name="Descr_5f_ttl"><text:span text:style-name="T27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8"><text:span text:style-name="Descr_5f_loop">(Loop = number of tiles on </text:span><text:span text:style-name="Descr_5f_loop"><text:span text:style-name="T58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3">352</text:p>
          </table:table-cell>
          <table:table-cell table:style-name="Таблица2.B2" office:value-type="string">
            <text:p text:style-name="P22"><text:span text:style-name="Descr_5f_dtype">(long)</text:span> 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3">256</text:p>
          </table:table-cell>
          <table:table-cell table:style-name="Таблица2.B2" office:value-type="string">
            <text:p text:style-name="P26"><text:span text:style-name="Descr_5f_dtype">(long)</text:span> 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3">139</text:p>
          </table:table-cell>
          <table:table-cell table:style-name="Таблица2.B2" office:value-type="string">
            <text:p text:style-name="P26"><text:span text:style-name="Descr_5f_dtype">(</text:span><text:span text:style-name="Descr_5f_dtype"><text:span text:style-name="T50">unsigned </text:span></text:span><text:span text:style-name="Descr_5f_dtype">long)</text:span> <text:span text:style-name="Descr">Tile </text:span><text:span text:style-name="Descr"><text:span text:style-name="T51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34"><text:span text:style-name="Descr_5f_loop">(Loop end)</text:span></text:p>
          </table:table-cell>
          <table:covered-table-cell/>
        </table:table-row>
      </table:table>
      <text:p text:style-name="P39"><text:span text:style-name="Descr_5f_ttl">Marker between tiles and scen</text:span><text:span text:style-name="Descr_5f_ttl"><text:span text:style-name="T28">e</text:span></text:span><text:span text:style-name="Descr_5f_ttl">ry objects</text:span></text:p>
      <text:p text:style-name="P35">"next"</text:p>
      <text:p text:style-name="P35"/>
      <text:p text:style-name="P39"><text:span text:style-name="Descr_5f_ttl">Scen</text:span><text:span text:style-name="Descr_5f_ttl"><text:span text:style-name="T35">e</text:span></text:span><text:span text:style-name="Descr_5f_ttl">ry objects description</text:span><text:span text:style-name="Descr_5f_ttl"><text:span text:style-name="T36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9"><text:span text:style-name="Descr_5f_loop">(Loop = number of </text:span><text:span text:style-name="Descr_5f_loop"><text:span text:style-name="T28">scenery objects</text:span></text:span><text:span text:style-name="Descr_5f_loop"> on </text:span><text:span text:style-name="Descr_5f_loop"><text:span text:style-name="T58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4">352</text:p>
          </table:table-cell>
          <table:table-cell table:style-name="Таблица3.B2" office:value-type="string">
            <text:p text:style-name="P45"><text:span text:style-name="Descr_5f_dtype">(long)</text:span><text:span text:style-name="Descr"><text:span text:style-name="T50"> </text:span></text:span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4">224</text:p>
          </table:table-cell>
          <table:table-cell table:style-name="Таблица3.B2" office:value-type="string">
            <text:p text:style-name="P45"><text:span text:style-name="Descr_5f_dtype">(long)</text:span><text:span text:style-name="Descr"><text:span text:style-name="T50"> </text:span></text:span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3">9</text:p>
          </table:table-cell>
          <table:table-cell table:style-name="Таблица3.B2" office:value-type="string">
            <text:p text:style-name="P45"><text:span text:style-name="Descr_5f_dtype">(unsigned long)</text:span><text:span text:style-name="Descr"><text:span text:style-name="T50"> </text:span></text:span><text:span text:style-name="Descr">Scenery object </text:span><text:span text:style-name="Descr"><text:span text:style-name="T52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46"><text:span text:style-name="Descr_5f_loop">(Loop end)</text:span></text:p>
          </table:table-cell>
          <table:covered-table-cell/>
        </table:table-row>
      </table:table>
      <text:p text:style-name="P40"><text:span text:style-name="Descr_5f_ttl">Marker between scen</text:span><text:span text:style-name="Descr_5f_ttl"><text:span text:style-name="T28">e</text:span></text:span><text:span text:style-name="Descr_5f_ttl">ry objects </text:span><text:span text:style-name="Descr_5f_ttl"><text:span text:style-name="T29">and paths</text:span></text:span></text:p>
      <text:p text:style-name="P36">"next"</text:p>
      <text:p text:style-name="P43"/>
      <text:p text:style-name="P74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30"><text:span text:style-name="Descr_5f_loop">(Loop = number of </text:span><text:span text:style-name="Descr_5f_loop"><text:span text:style-name="T30">paths</text:span></text:span><text:span text:style-name="Descr_5f_loop"> on </text:span><text:span text:style-name="Descr_5f_loop"><text:span text:style-name="T58">the</text:span></text:span><text:span text:style-name="Descr_5f_loop">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7">160</text:p>
          </table:table-cell>
          <table:table-cell table:style-name="Таблица4.B2" office:value-type="string">
            <text:p text:style-name="P48"><text:span text:style-name="Descr_5f_dtype">(long)</text:span><text:span text:style-name="Descr"><text:span text:style-name="T50"> </text:span></text:span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64">32</text:p>
          </table:table-cell>
          <table:table-cell table:style-name="Таблица4.B2" office:value-type="string">
            <text:p text:style-name="P48"><text:span text:style-name="Descr_5f_dtype">(long)</text:span><text:span text:style-name="Descr"><text:span text:style-name="T50"> </text:span></text:span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7">1</text:p>
          </table:table-cell>
          <table:table-cell table:style-name="Таблица4.B2" office:value-type="string">
            <text:p text:style-name="P48"><text:span text:style-name="Descr_5f_dtype">(unsigned long)</text:span><text:span text:style-name="Descr"><text:span text:style-name="T50"> </text:span></text:span><text:span text:style-name="Descr">path </text:span><text:span text:style-name="Descr"><text:span text:style-name="T52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49"><text:span text:style-name="Descr_5f_loop">(Loop end)</text:span></text:p>
          </table:table-cell>
          <table:covered-table-cell/>
        </table:table-row>
      </table:table>
      <text:p text:style-name="P47"/>
      <text:p text:style-name="P41"><text:span text:style-name="Descr_5f_ttl">Marker between </text:span><text:span text:style-name="Descr_5f_ttl"><text:span text:style-name="T29">paths and level points</text:span></text:span></text:p>
      <text:p text:style-name="P37">"next"</text:p>
      <text:p text:style-name="P47"/>
      <text:p text:style-name="P76"><text:span text:style-name="Descr_5f_ttl">Levels </text:span><text:span text:style-name="Descr_5f_ttl"><text:span text:style-name="T34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1"><text:span text:style-name="Descr_5f_loop">(Loop = number of </text:span><text:span text:style-name="Descr_5f_loop"><text:span text:style-name="T11">level </text:span></text:span><text:span text:style-name="Descr_5f_loop"><text:span text:style-name="T13">points</text:span></text:span><text:span text:style-name="Descr_5f_loop"><text:span text:style-name="T11"> </text:span></text:span><text:span text:style-name="Descr_5f_loop">on </text:span><text:span text:style-name="Descr_5f_loop"><text:span text:style-name="T58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52">192</text:p>
          </table:table-cell>
          <table:table-cell table:style-name="Таблица5.B2" office:value-type="string">
            <text:p text:style-name="P52"><text:span text:style-name="Descr_5f_dtype">(long)</text:span><text:span text:style-name="Descr"><text:span text:style-name="T53"> </text:span></text:span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65">32</text:p>
          </table:table-cell>
          <table:table-cell table:style-name="Таблица5.B2" office:value-type="string">
            <text:p text:style-name="P58"><text:span text:style-name="Descr_5f_dtype">(long)</text:span><text:span text:style-name="Descr"><text:span text:style-name="T53"> </text:span></text:span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52">1</text:p>
          </table:table-cell>
          <table:table-cell table:style-name="Таблица5.B2" office:value-type="string">
            <text:p text:style-name="P58"><text:span text:style-name="Descr_5f_dtype">(unsigned long)</text:span><text:span text:style-name="Descr"><text:span text:style-name="T53"> </text:span></text:span><text:span text:style-name="Descr">Level icon </text:span><text:span text:style-name="Descr"><text:span text:style-name="T53">ID</text:span></text:span></text:p>
          </table:table-cell>
        </table:table-row>
        <table:table-row>
          <table:table-cell table:style-name="Таблица5.A2" office:value-type="string">
            <text:p text:style-name="P52">"filehack.lvl"</text:p>
          </table:table-cell>
          <table:table-cell table:style-name="Таблица5.B2" office:value-type="string">
            <text:p text:style-name="P52"><text:span text:style-name="Descr_5f_dtype">(string)</text:span><text:span text:style-name="Descr"><text:span text:style-name="T54"> </text:span></text:span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52">"Some pipe"</text:p>
          </table:table-cell>
          <table:table-cell table:style-name="Таблица5.B2" office:value-type="string">
            <text:p text:style-name="P52"><text:span text:style-name="Descr_5f_dtype">(string)</text:span><text:span text:style-name="Descr"><text:span text:style-name="T54"> </text:span></text:span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9"><text:span text:style-name="Descr_5f_dtype">(int)</text:span><text:span text:style-name="Descr"><text:span text:style-name="T53"> </text:span></text:span><text:span text:style-name="Descr">Level top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4"> </text:span></text:span><text:span text:style-name="Descr">Level lef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4"> </text:span></text:span><text:span text:style-name="Descr">Level bottom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4"><text:span text:style-name="Descr_5f_dtype">(int)</text:span><text:span text:style-name="Descr"><text:span text:style-name="T54"> </text:span></text:span><text:span text:style-name="Descr">Level righ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2">0</text:p>
          </table:table-cell>
          <table:table-cell table:style-name="Таблица5.B2" office:value-type="string">
            <text:p text:style-name="P57"><text:span text:style-name="Descr_5f_dtype">(unsigned int)</text:span><text:span text:style-name="Descr"><text:span text:style-name="T54"> </text:span></text:span><text:span text:style-name="Descr">Number of door</text:span><text:span text:style-name="Descr"><text:span text:style-name="T58">s</text:span></text:span><text:span text:style-name="Descr"> to warp (0 – is norma</text:span><text:span text:style-name="Descr"><text:span text:style-name="T32">l</text:span></text:span><text:span text:style-name="Descr"> warp)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#FALS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4"> </text:span></text:span><text:span text:style-name="Descr">Always visible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#FALS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4"> </text:span></text:span><text:span text:style-name="Descr">Path background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#TRU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4"> </text:span></text:span><text:span text:style-name="Descr">Is Game start point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6"><text:span text:style-name="Descr_5f_dtype">(long)</text:span><text:span text:style-name="Descr"><text:span text:style-name="T55"> </text:span></text:span><text:span text:style-name="Descr">Go to world map position x (-1 is normal level point) 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5">-1</text:p>
          </table:table-cell>
          <table:table-cell table:style-name="Таблица5.B2" office:value-type="string">
            <text:p text:style-name="P56"><text:span text:style-name="Descr_5f_dtype">(long)</text:span><text:span text:style-name="Descr"><text:span text:style-name="T55"> </text:span></text:span><text:span text:style-name="Descr">Go to world map position y<text:tab/><text:tab/><text:tab/>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#TRUE#</text:p>
          </table:table-cell>
          <table:table-cell table:style-name="Таблица5.B2" office:value-type="string">
            <text:p text:style-name="P56"><text:span text:style-name="Descr_5f_dtype">(bool)</text:span><text:span text:style-name="Descr"><text:span text:style-name="T56"> </text:span></text:span><text:span text:style-name="Descr">Big background<text:tab/><text:tab/><text:tab/>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50"><text:span text:style-name="Descr_5f_loop">(Loop end)</text:span></text:p>
          </table:table-cell>
          <table:covered-table-cell/>
        </table:table-row>
      </table:table>
      <text:p text:style-name="P52"/>
      <text:p text:style-name="P42"><text:span text:style-name="Descr_5f_ttl">Marker between </text:span><text:span text:style-name="Descr_5f_ttl"><text:span text:style-name="T29">level points and music-boxes</text:span></text:span></text:p>
      <text:p text:style-name="P38">"next"</text:p>
      <text:p text:style-name="P62"><text:span text:style-name="Descr_5f_ttl"><text:span text:style-name="T46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2"><text:span text:style-name="Descr_5f_loop">(Loop = number of </text:span><text:span text:style-name="Descr_5f_loop"><text:span text:style-name="T12">music</text:span></text:span><text:span text:style-name="Descr_5f_loop"><text:span text:style-name="T15">-boxes</text:span></text:span><text:span text:style-name="Descr_5f_loop"><text:span text:style-name="T12"> </text:span></text:span><text:span text:style-name="Descr_5f_loop">on </text:span><text:span text:style-name="Descr_5f_loop"><text:span text:style-name="T58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60">224</text:p>
          </table:table-cell>
          <table:table-cell table:style-name="Таблица6.B2" office:value-type="string">
            <text:p text:style-name="P61"><text:span text:style-name="Descr_5f_dtype">(long)</text:span><text:span text:style-name="Descr"><text:span text:style-name="T53"> </text:span></text:span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60">256</text:p>
          </table:table-cell>
          <table:table-cell table:style-name="Таблица6.B2" office:value-type="string">
            <text:p text:style-name="P61"><text:span text:style-name="Descr_5f_dtype">(long)</text:span><text:span text:style-name="Descr"><text:span text:style-name="T53"> </text:span></text:span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60">7</text:p>
          </table:table-cell>
          <table:table-cell table:style-name="Таблица6.B2" office:value-type="string">
            <text:p text:style-name="P61"><text:span text:style-name="Descr_5f_dtype">(unsigned long)</text:span><text:span text:style-name="Descr"><text:span text:style-name="T53"> World </text:span></text:span><text:span text:style-name="Descr">Music </text:span><text:span text:style-name="Descr"><text:span text:style-name="T54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51"><text:span text:style-name="Descr_5f_loop">(Loop end)</text:span></text:p>
          </table:table-cell>
          <table:covered-table-cell/>
        </table:table-row>
      </table:table>
      <text:p text:style-name="P60"/>
      <text:p text:style-name="P77"><text:span text:style-name="Descr_5f_ttl">Reserved marker </text:span><text:span text:style-name="Descr_5f_ttl"><text:span text:style-name="T37">(must by)</text:span></text:span></text:p>
      <text:p text:style-name="P60">"next"</text:p>
      <text:p text:style-name="P60"/>
      <text:p text:style-name="P70"><text:span text:style-name="Descr_5f_loop"><text:span text:style-name="T19"/></text:span></text:p>
      <text:p text:style-name="P6">--End of file--</text:p>
      <text:p text:style-name="P63"><text:span text:style-name="Descr_5f_ttl2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in" fo:margin-bottom="0in" style:contextual-spacing="false" fo:text-align="start" style:justify-single-word="false">
        <style:tab-stops>
          <style:tab-stop style:position="2.3957in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M45S</meta:editing-duration>
    <meta:editing-cycles>138</meta:editing-cycles>
    <meta:generator>LibreOffice/4.2.4.2$Windows_x86 LibreOffice_project/63150712c6d317d27ce2db16eb94c2f3d7b699f8</meta:generator>
    <dc:date>2014-07-18T21:44:38.997000000</dc:date>
    <meta:document-statistic meta:table-count="6" meta:image-count="0" meta:object-count="0" meta:page-count="3" meta:paragraph-count="154" meta:word-count="542" meta:character-count="3180" meta:non-whitespace-character-count="2790"/>
    <meta:user-defined meta:name="Info 1"/>
    <meta:user-defined meta:name="Info 2"/>
    <meta:user-defined meta:name="Info 3"/>
    <meta:user-defined meta:name="Info 4"/>
  </office:meta>
</office:document-meta>
</file>